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db59"/>
    </style:style>
    <style:style style:name="P2" style:family="paragraph" style:parent-style-name="Subtitle">
      <style:text-properties officeooo:rsid="0019db59" officeooo:paragraph-rsid="0019db59"/>
    </style:style>
    <style:style style:name="P3" style:family="paragraph" style:parent-style-name="Text_20_body">
      <style:text-properties officeooo:rsid="0019db59" officeooo:paragraph-rsid="0019db59"/>
    </style:style>
    <style:style style:name="P4" style:family="paragraph" style:parent-style-name="Text_20_body" style:list-style-name="L1">
      <style:text-properties officeooo:rsid="0019db59" officeooo:paragraph-rsid="0019db59"/>
    </style:style>
    <style:style style:name="P5" style:family="paragraph" style:parent-style-name="Text_20_body" style:list-style-name="L2">
      <style:text-properties officeooo:rsid="0019db59" officeooo:paragraph-rsid="0019db59"/>
    </style:style>
    <style:style style:name="P6" style:family="paragraph" style:parent-style-name="Text_20_body">
      <style:text-properties officeooo:paragraph-rsid="0019db59"/>
    </style:style>
    <style:style style:name="P7" style:family="paragraph" style:parent-style-name="Text_20_body" style:list-style-name="L2">
      <style:text-properties officeooo:rsid="001b18d3" officeooo:paragraph-rsid="001b18d3"/>
    </style:style>
    <style:style style:name="P8" style:family="paragraph" style:parent-style-name="Text_20_body">
      <style:text-properties officeooo:rsid="001b18d3" officeooo:paragraph-rsid="001b18d3"/>
    </style:style>
    <style:style style:name="P9" style:family="paragraph" style:parent-style-name="Text_20_body">
      <style:text-properties officeooo:rsid="001b18d3" officeooo:paragraph-rsid="001bd43f"/>
    </style:style>
    <style:style style:name="P10" style:family="paragraph" style:parent-style-name="Text_20_body" style:list-style-name="L2">
      <style:text-properties officeooo:rsid="001f2e67" officeooo:paragraph-rsid="001f2e67"/>
    </style:style>
    <style:style style:name="P11" style:family="paragraph" style:parent-style-name="Text_20_body" style:list-style-name="L2">
      <style:text-properties officeooo:rsid="001f2f5e" officeooo:paragraph-rsid="001f2f5e"/>
    </style:style>
    <style:style style:name="P12" style:family="paragraph" style:parent-style-name="Text_20_body">
      <style:text-properties officeooo:rsid="001f2f5e" officeooo:paragraph-rsid="001f2f5e"/>
    </style:style>
    <style:style style:name="P13" style:family="paragraph" style:parent-style-name="Text_20_body">
      <style:text-properties officeooo:rsid="001f2f5e" officeooo:paragraph-rsid="00208ba3"/>
    </style:style>
    <style:style style:name="P14" style:family="paragraph" style:parent-style-name="Text_20_body" style:list-style-name="L2">
      <style:text-properties officeooo:paragraph-rsid="00208ba3"/>
    </style:style>
    <style:style style:name="P15" style:family="paragraph" style:parent-style-name="Text_20_body" style:list-style-name="L2">
      <style:text-properties officeooo:rsid="00216175" officeooo:paragraph-rsid="00216175"/>
    </style:style>
    <style:style style:name="P16" style:family="paragraph" style:parent-style-name="Text_20_body">
      <style:text-properties officeooo:rsid="00216175" officeooo:paragraph-rsid="00216175"/>
    </style:style>
    <style:style style:name="P17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1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1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20" style:family="paragraph" style:parent-style-name="Title">
      <style:text-properties officeooo:rsid="0019db59" officeooo:paragraph-rsid="0019db59"/>
    </style:style>
    <style:style style:name="T1" style:family="text">
      <style:text-properties officeooo:rsid="0019db59"/>
    </style:style>
    <style:style style:name="T2" style:family="text">
      <style:text-properties officeooo:rsid="001b1f83"/>
    </style:style>
    <style:style style:name="T3" style:family="text">
      <style:text-properties officeooo:rsid="001bd43f"/>
    </style:style>
    <style:style style:name="T4" style:family="text">
      <style:text-properties officeooo:rsid="001f2e67"/>
    </style:style>
    <style:style style:name="T5" style:family="text">
      <style:text-properties officeooo:rsid="001f2f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8ba3" style:font-weight-asian="bold" style:font-weight-complex="bold"/>
    </style:style>
    <style:style style:name="T8" style:family="text">
      <style:text-properties officeooo:rsid="00208ba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4544" style:font-weight-asian="normal" style:font-weight-complex="normal"/>
    </style:style>
    <style:style style:name="T11" style:family="text">
      <style:text-properties fo:font-weight="normal" officeooo:rsid="00225ce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INUX NOTES:</text:p>
      <text:p text:style-name="P2">Date:5-April-2020</text:p>
      <text:h text:style-name="P1" text:outline-level="1"><text:span text:style-name="T1">File Systems:</text:span></text:h>
      <text:p text:style-name="P6"/>
      <text:list xml:id="list940068332" text:style-name="L1">
        <text:list-item>
          <text:p text:style-name="P4">Organizes in hierarchical System.</text:p>
        </text:list-item>
        <text:list-item>
          <text:p text:style-name="P4">Stores data in directories.</text:p>
        </text:list-item>
        <text:list-item>
          <text:p text:style-name="P4">Commands:</text:p>
        </text:list-item>
      </text:list>
      <text:list xml:id="list3911750657" text:style-name="L2">
        <text:list-item>
          <text:p text:style-name="P5">CD /:</text:p>
        </text:list-item>
      </text:list>
      <text:p text:style-name="P3">take it to root directory.</text:p>
      <text:list xml:id="list174116479428975" text:continue-numbering="true" text:style-name="L2">
        <text:list-item>
          <text:p text:style-name="P7">CD ..</text:p>
        </text:list-item>
      </text:list>
      <text:p text:style-name="P8">Take it to one directory backward</text:p>
      <text:list xml:id="list174115573234713" text:continue-numbering="true" text:style-name="L2">
        <text:list-item>
          <text:p text:style-name="P7">mkdir foldername</text:p>
        </text:list-item>
      </text:list>
      <text:p text:style-name="P8">Make a folder using CLI</text:p>
      <text:list xml:id="list174115990659359" text:continue-numbering="true" text:style-name="L2">
        <text:list-item>
          <text:p text:style-name="P7">touch filename</text:p>
        </text:list-item>
      </text:list>
      <text:p text:style-name="P8">creates a file of name filename</text:p>
      <text:list xml:id="list174115607635183" text:continue-numbering="true" text:style-name="L2">
        <text:list-item>
          <text:p text:style-name="P7">vi filename</text:p>
        </text:list-item>
      </text:list>
      <text:p text:style-name="P8">edit the file of filename</text:p>
      <text:list xml:id="list174116907071834" text:continue-numbering="true" text:style-name="L2">
        <text:list-item>
          <text:p text:style-name="P7">i</text:p>
          <text:p text:style-name="P7">1# vi filename ENTER</text:p>
        </text:list-item>
      </text:list>
      <text:p text:style-name="P8"><text:tab/>2# i</text:p>
      <text:p text:style-name="P8"><text:tab/>Go to insert mode now you can edit the file </text:p>
      <text:p text:style-name="P9"><text:tab/><text:span text:style-name="T3">3#Esc(escape key)</text:span></text:p>
      <text:p text:style-name="P9"><text:span text:style-name="T3"><text:tab/> to go to exit mode</text:span></text:p>
      <text:p text:style-name="P9"><text:span text:style-name="T3"><text:tab/>4</text:span><text:span text:style-name="T2">#(colon):wq</text:span></text:p>
      <text:p text:style-name="P8"><text:tab/><text:span text:style-name="T2">use for writing a file as ‘w’ and quit it as ‘q’</text:span></text:p>
      <text:list xml:id="list174116550455854" text:continue-numbering="true" text:style-name="L2">
        <text:list-item>
          <text:p text:style-name="P10"><text:span text:style-name="T6">cp</text:span> source destination:</text:p>
          <text:p text:style-name="P11">Cp: copies file or directory</text:p>
        </text:list-item>
      </text:list>
      <text:p text:style-name="P12"><text:soft-page-break/><text:tab/>source:name of file or directory</text:p>
      <text:p text:style-name="P12"><text:tab/>destination:path of file or folder to be placed</text:p>
      <text:list xml:id="list174115907727161" text:continue-numbering="true" text:style-name="L2">
        <text:list-item>
          <text:p text:style-name="P14"><text:span text:style-name="T7">mv</text:span><text:span text:style-name="T4"> source destination:</text:span></text:p>
          <text:p text:style-name="P14"><text:span text:style-name="T8">mv</text:span><text:span text:style-name="T5">: </text:span><text:span text:style-name="T8">move</text:span><text:span text:style-name="T5"> file or directory</text:span></text:p>
        </text:list-item>
      </text:list>
      <text:p text:style-name="P13"><text:tab/>source:name/<text:span text:style-name="T8">path</text:span> of file or directory</text:p>
      <text:p text:style-name="P13"><text:tab/>destination:path/<text:span text:style-name="T8">name</text:span> of file or folder to be placed</text:p>
      <text:list xml:id="list174115869507346" text:continue-numbering="true" text:style-name="L2">
        <text:list-item>
          <text:p text:style-name="P15">man cmd</text:p>
        </text:list-item>
      </text:list>
      <text:p text:style-name="P16">use for giving help about cmd or commands</text:p>
      <text:list xml:id="list174115530086662" text:continue-numbering="true" text:style-name="L2">
        <text:list-item>
          <text:p text:style-name="P17">find <text:span text:style-name="T9">source_path </text:span><text:span text:style-name="T11">[-name] </text:span><text:span text:style-name="T9">file_name</text:span></text:p>
        </text:list-item>
      </text:list>
      <text:p text:style-name="P18"><text:span text:style-name="T9">F</text:span><text:span text:style-name="T10">inds the file file ‘file_name’ present in ‘source_path’.</text:span></text:p>
      <text:p text:style-name="P19"><text:span text:style-name="T10">-</text:span><text:span text:style-name="T9">name: </text:span><text:span text:style-name="T10">U</text:span><text:span text:style-name="T9">sed for getting path pwd</text:span></text:p>
      <text:list xml:id="list174116441731123" text:continue-numbering="true" text:style-name="L2">
        <text:list-item>
          <text:p text:style-name="P1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5:04:41.346109590</meta:creation-date>
    <meta:generator>LibreOffice/6.4.2.2$Linux_X86_64 LibreOffice_project/470efa65018866d4eccd0320fc85de07297c8d71</meta:generator>
    <dc:date>2020-04-05T17:41:14.727811315</dc:date>
    <meta:editing-duration>PT23M47S</meta:editing-duration>
    <meta:editing-cycles>4</meta:editing-cycles>
    <meta:document-statistic meta:table-count="0" meta:image-count="0" meta:object-count="0" meta:page-count="2" meta:paragraph-count="38" meta:word-count="173" meta:character-count="940" meta:non-whitespace-character-count="807"/>
  </office:meta>
</office:document-meta>
</file>